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9in" style:rel-column-width="16383*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24pt" fo:font-weight="bold" officeooo:rsid="000fc6ad" officeooo:paragraph-rsid="000fc6ad" style:font-size-asian="24pt" style:font-weight-asian="bold" style:font-size-complex="24pt" style:font-weight-complex="bold"/>
    </style:style>
    <style:style style:name="P3" style:family="paragraph" style:parent-style-name="Table_20_Contents" style:list-style-name="L1">
      <style:paragraph-properties fo:text-align="start" style:justify-single-word="false"/>
      <style:text-properties style:font-name="Liberation Sans" fo:font-size="16pt" fo:font-weight="normal" officeooo:rsid="00112ee4" officeooo:paragraph-rsid="00112ee4" style:font-size-asian="16pt" style:font-weight-asian="normal" style:font-size-complex="16pt" style:font-weight-complex="normal"/>
    </style:style>
    <style:style style:name="P4" style:family="paragraph" style:parent-style-name="Table_20_Contents" style:list-style-name="L2">
      <style:paragraph-properties fo:text-align="start" style:justify-single-word="false"/>
      <style:text-properties style:font-name="Liberation Sans" fo:font-size="16pt" fo:font-weight="normal" officeooo:rsid="00112ee4" officeooo:paragraph-rsid="00112ee4" style:font-size-asian="16pt" style:font-weight-asian="normal" style:font-size-complex="16pt" style:font-weight-complex="normal"/>
    </style:style>
    <style:style style:name="P5" style:family="paragraph" style:parent-style-name="Table_20_Contents" style:list-style-name="L4">
      <style:paragraph-properties fo:text-align="start" style:justify-single-word="false"/>
      <style:text-properties style:font-name="Liberation Sans" fo:font-size="16pt" fo:font-weight="normal" officeooo:rsid="00112ee4" officeooo:paragraph-rsid="0013c4ee" style:font-size-asian="16pt" style:font-weight-asian="normal" style:font-size-complex="16pt" style:font-weight-complex="normal"/>
    </style:style>
    <style:style style:name="P6" style:family="paragraph" style:parent-style-name="Table_20_Contents" style:list-style-name="L6">
      <style:paragraph-properties fo:text-align="start" style:justify-single-word="false"/>
      <style:text-properties style:font-name="Liberation Sans" fo:font-size="16pt" fo:font-weight="normal" officeooo:rsid="00112ee4" officeooo:paragraph-rsid="00148dc9" style:font-size-asian="16pt" style:font-weight-asian="normal" style:font-size-complex="16pt" style:font-weight-complex="normal"/>
    </style:style>
    <style:style style:name="P7" style:family="paragraph" style:parent-style-name="Table_20_Contents" style:list-style-name="L6">
      <style:paragraph-properties fo:text-align="start" style:justify-single-word="false"/>
      <style:text-properties style:font-name="Liberation Sans" fo:font-size="16pt" fo:font-weight="normal" officeooo:rsid="00112ee4" officeooo:paragraph-rsid="0015a3ae" style:font-size-asian="16pt" style:font-weight-asian="normal" style:font-size-complex="16pt" style:font-weight-complex="normal"/>
    </style:style>
    <style:style style:name="P8" style:family="paragraph" style:parent-style-name="Table_20_Contents" style:list-style-name="L5">
      <style:paragraph-properties fo:text-align="start" style:justify-single-word="false"/>
      <style:text-properties style:font-name="Liberation Sans" fo:font-size="16pt" fo:font-weight="normal" officeooo:rsid="0013c4ee" officeooo:paragraph-rsid="0013c4ee" style:font-size-asian="16pt" style:font-weight-asian="normal" style:font-size-complex="16pt" style:font-weight-complex="normal"/>
    </style:style>
    <style:style style:name="P9" style:family="paragraph" style:parent-style-name="Table_20_Contents" style:list-style-name="L2">
      <style:paragraph-properties fo:text-align="start" style:justify-single-word="false"/>
      <style:text-properties style:font-name="Liberation Sans" fo:font-size="16pt" fo:font-weight="normal" officeooo:rsid="0013c4ee" officeooo:paragraph-rsid="0013c4ee" style:font-size-asian="16pt" style:font-weight-asian="normal" style:font-size-complex="16pt" style:font-weight-complex="normal"/>
    </style:style>
    <style:style style:name="P10" style:family="paragraph" style:parent-style-name="Table_20_Contents" style:list-style-name="L6">
      <style:paragraph-properties fo:text-align="start" style:justify-single-word="false"/>
      <style:text-properties style:font-name="Liberation Sans" fo:font-size="16pt" fo:font-weight="normal" officeooo:rsid="0013c4ee" officeooo:paragraph-rsid="0013c4ee" style:font-size-asian="16pt" style:font-weight-asian="normal" style:font-size-complex="16pt" style:font-weight-complex="normal"/>
    </style:style>
    <style:style style:name="P11" style:family="paragraph" style:parent-style-name="Table_20_Contents" style:list-style-name="L4">
      <style:paragraph-properties fo:text-align="start" style:justify-single-word="false"/>
      <style:text-properties style:font-name="Liberation Sans" fo:font-size="16pt" fo:font-weight="normal" officeooo:rsid="0013c4ee" officeooo:paragraph-rsid="0013c4ee" style:font-size-asian="16pt" style:font-weight-asian="normal" style:font-size-complex="1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6pt" fo:font-style="italic" fo:font-weight="normal" officeooo:rsid="0013c4ee" officeooo:paragraph-rsid="0013c4ee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Table_20_Contents" style:list-style-name="L6">
      <style:paragraph-properties fo:text-align="start" style:justify-single-word="false"/>
      <style:text-properties style:font-name="Liberation Sans" fo:font-size="16pt" fo:font-style="italic" fo:font-weight="normal" officeooo:rsid="00112ee4" officeooo:paragraph-rsid="0015a3ae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0fc6ad" officeooo:paragraph-rsid="000fc6a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6pt" fo:font-weight="normal" officeooo:rsid="00112ee4" style:font-size-asian="16pt" style:font-weight-asian="normal" style:font-size-complex="16pt" style:font-weight-complex="normal"/>
    </style:style>
    <style:style style:name="T2" style:family="text">
      <style:text-properties officeooo:rsid="00148dc9"/>
    </style:style>
    <style:style style:name="T3" style:family="text">
      <style:text-properties officeooo:rsid="0015a3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<text:bookmark-start text:name="__DdeLink__23_1840683524"/><text:bookmark-start text:name="__DdeLink__9_1840683524"/>Model</text:p>
          </table:table-cell>
          <table:table-cell table:style-name="Table1.B1" office:value-type="string">
            <text:p text:style-name="P2">Traceability </text:p>
            <text:p text:style-name="P2">Link Types</text:p>
          </table:table-cell>
          <table:table-cell table:style-name="Table1.B1" office:value-type="string">
            <text:p text:style-name="P2">Traceability Categories</text:p>
          </table:table-cell>
          <table:table-cell table:style-name="Table1.A1" office:value-type="string">
            <text:p text:style-name="P2">Traceability Objectives</text:p>
          </table:table-cell>
        </table:table-row>
        <table:table-row>
          <table:table-cell table:style-name="Table1.A2" office:value-type="string">
            <text:p text:style-name="P14">The MDE </text:p>
            <text:p text:style-name="P14">Mega-Model</text:p>
          </table:table-cell>
          <table:table-cell table:style-name="Table1.B2" office:value-type="string">
            <text:list xml:id="list2504075755953782103" text:style-name="L1">
              <text:list-item>
                <text:p text:style-name="P3"><text:bookmark-start text:name="__DdeLink__14_1840683524"/>Dependency</text:p>
              </text:list-item>
              <text:list-item>
                <text:p text:style-name="P3">Refinement</text:p>
              </text:list-item>
              <text:list-item>
                <text:p text:style-name="P3">Evolution</text:p>
              </text:list-item>
              <text:list-item>
                <text:p text:style-name="P3"><text:bookmark-start text:name="__DdeLink__5_1840683524"/>Satisfiability<text:bookmark-end text:name="__DdeLink__5_1840683524"/></text:p>
              </text:list-item>
              <text:list-item>
                <text:p text:style-name="P3">Overlap<text:bookmark-end text:name="__DdeLink__14_1840683524"/></text:p>
              </text:list-item>
            </text:list>
          </table:table-cell>
          <table:table-cell table:style-name="Table1.B2" office:value-type="string">
            <text:list xml:id="list32737596726250" text:continue-numbering="true" text:style-name="L1">
              <text:list-item>
                <text:p text:style-name="P3">Pre Model</text:p>
              </text:list-item>
              <text:list-item>
                <text:p text:style-name="P3">Intra Model</text:p>
              </text:list-item>
              <text:list-item>
                <text:p text:style-name="P3">Post Model</text:p>
              </text:list-item>
            </text:list>
          </table:table-cell>
          <table:table-cell table:style-name="Table1.A2" office:value-type="string">
            <text:list xml:id="list32738280041432" text:continue-numbering="true" text:style-name="L1">
              <text:list-item>
                <text:p text:style-name="P3">System Understanding</text:p>
              </text:list-item>
            </text:list>
          </table:table-cell>
        </table:table-row>
        <table:table-row>
          <table:table-cell table:style-name="Table1.A2" office:value-type="string">
            <text:p text:style-name="P14">MEGAF </text:p>
            <text:p text:style-name="P14">(GMM4SA)</text:p>
          </table:table-cell>
          <table:table-cell table:style-name="Table1.B2" office:value-type="string">
            <text:list xml:id="list5318677829480309026" text:style-name="L4">
              <text:list-item>
                <text:p text:style-name="P5">Satisfiability</text:p>
              </text:list-item>
              <text:list-item>
                <text:p text:style-name="P11">Rationalization</text:p>
              </text:list-item>
              <text:list-item>
                <text:p text:style-name="P11">Contribution</text:p>
              </text:list-item>
            </text:list>
          </table:table-cell>
          <table:table-cell table:style-name="Table1.B2" office:value-type="string">
            <text:list xml:id="list4858997805676950921" text:style-name="L2">
              <text:list-item>
                <text:p text:style-name="P4"><text:bookmark-start text:name="__DdeLink__11_1840683524"/>Pre Model<text:bookmark-end text:name="__DdeLink__11_1840683524"/></text:p>
              </text:list-item>
            </text:list>
          </table:table-cell>
          <table:table-cell table:style-name="Table1.A2" office:value-type="string">
            <text:list xml:id="list32739034905101" text:continue-numbering="true" text:style-name="L2">
              <text:list-item>
                <text:p text:style-name="P9"><text:bookmark-start text:name="__DdeLink__3_1840683524"/>System Understanding<text:bookmark-end text:name="__DdeLink__3_1840683524"/></text:p>
              </text:list-item>
              <text:list-item>
                <text:p text:style-name="P9">System Management</text:p>
              </text:list-item>
            </text:list>
          </table:table-cell>
        </table:table-row>
        <table:table-row>
          <table:table-cell table:style-name="Table1.A2" office:value-type="string">
            <text:p text:style-name="P14">Dynamic Hierarchical Mega-Models</text:p>
          </table:table-cell>
          <table:table-cell table:style-name="Table1.B2" office:value-type="string">
            <text:p text:style-name="P12">Custom Types</text:p>
          </table:table-cell>
          <table:table-cell table:style-name="Table1.B2" office:value-type="string">
            <text:list xml:id="list7521989882027369436" text:style-name="L5">
              <text:list-item>
                <text:p text:style-name="P8">Intra Model</text:p>
              </text:list-item>
            </text:list>
          </table:table-cell>
          <table:table-cell table:style-name="Table1.A2" office:value-type="string">
            <text:list xml:id="list32738534186524" text:continue-numbering="true" text:style-name="L5">
              <text:list-item>
                <text:p text:style-name="P8">System Maintenance</text:p>
              </text:list-item>
            </text:list>
          </table:table-cell>
        </table:table-row>
        <table:table-row>
          <table:table-cell table:style-name="Table1.A2" office:value-type="string">
            <text:p text:style-name="P14">MegaL</text:p>
          </table:table-cell>
          <table:table-cell table:style-name="Table1.B2" office:value-type="string">
            <text:list xml:id="list2967460339406371480" text:style-name="L6">
              <text:list-item>
                <text:p text:style-name="P7">Dependency</text:p>
              </text:list-item>
              <text:list-item>
                <text:p text:style-name="P7">Refinement</text:p>
              </text:list-item>
              <text:list-item>
                <text:p text:style-name="P7"><text:bookmark-start text:name="__DdeLink__5_18406835241"/>Satisfiability<text:bookmark-end text:name="__DdeLink__5_18406835241"/></text:p>
              </text:list-item>
              <text:list-item>
                <text:p text:style-name="P7">Overlap</text:p>
              </text:list-item>
              <text:list-item>
                <text:p text:style-name="P13">Evolution <text:span text:style-name="T3">(implicit)</text:span></text:p>
              </text:list-item>
            </text:list>
          </table:table-cell>
          <table:table-cell table:style-name="Table1.B2" office:value-type="string">
            <text:list xml:id="list32738293796638" text:continue-numbering="true" text:style-name="L6">
              <text:list-item>
                <text:p text:style-name="P6"><text:span text:style-name="T2">Post</text:span> Model</text:p>
              </text:list-item>
            </text:list>
          </table:table-cell>
          <table:table-cell table:style-name="Table1.A2" office:value-type="string">
            <text:list xml:id="list32738457955836" text:continue-numbering="true" text:style-name="L6">
              <text:list-item>
                <text:p text:style-name="P10">System Understanding</text:p>
              </text:list-item>
            </text:list>
          </table:table-cell>
        </table:table-row>
      </table:table>
      <text:p text:style-name="P1"><text:bookmark-end text:name="__DdeLink__23_1840683524"/><text:bookmark-end text:name="__DdeLink__9_18406835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23T17:27:41.481617420</meta:creation-date>
    <dc:date>2014-09-24T03:27:37.315239438</dc:date>
    <dc:creator>darjeeling </dc:creator>
    <meta:editing-duration>PT9H55M</meta:editing-duration>
    <meta:editing-cycles>5</meta:editing-cycles>
    <meta:generator>LibreOffice/4.2.6.3$Linux_X86_64 LibreOffice_project/420m0$Build-3</meta:generator>
    <meta:document-statistic meta:table-count="1" meta:image-count="0" meta:object-count="0" meta:page-count="1" meta:paragraph-count="36" meta:word-count="79" meta:character-count="486" meta:non-whitespace-character-count="464"/>
  </office:meta>
</office:document-meta>
</file>